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title">
      <style:paragraph-properties fo:text-align="center" style:justify-single-word="false"/>
      <style:text-properties fo:font-size="13pt" style:font-size-asian="13pt" style:font-size-complex="13pt"/>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size="13pt" style:font-size-asian="13pt" style:font-size-complex="13pt"/>
    </style:style>
    <style:style style:name="P4" style:family="paragraph" style:parent-style-name="Text_20_body" style:list-style-name="OrgBulletedList">
      <style:paragraph-properties fo:text-align="justify" style:justify-single-word="false"/>
      <style:text-properties fo:font-size="13pt" style:font-size-asian="13pt" style:font-size-complex="13pt"/>
    </style:style>
    <style:style style:name="T1" style:family="text">
      <style:text-properties fo:font-size="13pt"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1">Stratégie d'apprentissage </text:p>
      <text:p text:style-name="P3">“ Il s'agit d'un projet éducatif et non d'un projet informatique. ” </text:p>
      <text:p text:style-name="P3">Nos principes sont basés sur la théorie du constructionnisme; celle-ci se réfère à la théorie de “ l'apprentissage par l'action ”. Son auteur en est Seymour Papert, mathématicien, <text:s/>informaticien et éducateur; celle-ci est elle-même basée sur les théories d'apprentissage constructivistes du psychologue suisse Jean Piaget.</text:p>
      <text:p text:style-name="P3">Papert pense que l'apprentissage est plus efficace lorsque l'apprenant est lui-même engagé dans le processus; il pense aussi que la technologie est un outil aidant à la construction de ce savoir. C'est à lui que l'on doit les pas les plus importants pour amener les enfants à contrôler ces nouvelles technologies. Par ses recherches et leurs conclusions, il <text:s/>propose que les enfants eux-mêmes apprennent à programmer afin de développer les compétences uniques qui les <text:s/>amèneront à comprendre la façon dont ils apprennent.</text:p>
      <text:p text:style-name="P3">Notre philosophie s'inspire des travaux de Papert et d'autres éducateurs progressistes ayant les mêmes concepts sur l'apprentissage. Nous pensons que le XO amène les enfants à développer leur savoir à partir de leurs intérêts personnels parce qu'il leur fournit des outils qui sont aptes à leur faire partager et critiquer cette construction de savoir, ce qui les amène à devenir de meilleurs étudiants et de meilleurs enseignants. De plus, bien que notre objectif premier ne soit pas la compétence en informatique, elle se développe facilement par elle-même au fur et à mesure que les enfants s'approprient leurs XO pendant leur apprentissage.</text:p>
      <text:p text:style-name="P3">Notre stratégie d'apprentissage se focalise sur la construction : </text:p>
      <text:list xml:id="list35392988" text:style-name="OrgBulletedList">
        <text:list-item>
          <text:p text:style-name="P4">En développant l'aisance digitale; celle-ci se réfère aux outils de programmation informatique et à l'habileté d'élaborer des objets censés grâce aux outils technologiques. “ Une personne technologiquement à l'aise devrait aller du germe d'une intuition à la mise en oeuvre d'un projet technologique (Papert &amp; Resnick, 1995) ”.</text:p>
        </text:list-item>
        <text:list-item>
          <text:p text:style-name="P4">En réfléchissant à l'apprentissage : Comment apprend-on à apprendre ? Comment réfléchit-on sur propres stratégies d'apprentissage ? <text:s/></text:p>
        </text:list-item>
        <text:list-item>
          <text:p text:style-name="P4">En misant sur un apprentissage et de nouvelles compétences basés sur les valeurs du XXIe siècle : </text:p>
          <text:list>
            <text:list-item>
              <text:p text:style-name="P4">Créativité et innovation </text:p>
            </text:list-item>
            <text:list-item>
              <text:p text:style-name="P4">Pensée critique et résolution de problèmes </text:p>
            </text:list-item>
            <text:list-item>
              <text:p text:style-name="P4">Communication et collaboration </text:p>
            </text:list-item>
          </text:list>
        </text:list-item>
      </text:list>
      <text:p text:style-name="P2"><text:span text:style-name="Bold"><text:span text:style-name="T1">Logiciel : La plateforme d'apprentissage Sugar</text:span></text:span></text:p>
      <text:p text:style-name="P3">Basés sur le constructionnisme et en accord avec nos principes sur les logiciels libres, nous avons créé Sugar, la plateforme la plus appropriée pour concrétiser ces stratégies d'apprentissage. Avec les activités proposées par Sugar, les enfants comment à explorer des <text:s/>connaissances à travers différents medias et outils de programmation. Sugar met en avant l'apprentissage collaboratif au travers d'activités encourageant la pensée critique, la collaboration et la réflex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rgSimpleGraphics" style:family="graphic" style:parent-style-name="Graphics">
      <style:graphic-properties text:anchor-type="paragraph" svg:x="0cm" svg:y="0cm" style:wrap="none" style:vertical-pos="top" style:vertical-rel="paragraph" style:horizontal-pos="center" style:horizontal-rel="paragraph"/>
    </style:style>
    <style:style style:name="OrgCaptionedGraphics"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InlineGraphics" style:family="graphic" style:parent-style-name="Graphics">
      <style:graphic-properties text:anchor-type="as-char" svg:x="0cm" svg:y="0cm" style:vertical-pos="top" style:vertical-rel="baseline" style:horizontal-pos="center" style:horizontal-rel="paragraph"/>
    </style:style>
    <style:style style:name="OrgInlineFormula" style:family="graphic" style:parent-style-name="Formula">
      <style:graphic-properties text:anchor-type="as-char" svg:y="0cm" fo:margin-left="0.201cm" fo:margin-right="0.201cm" style:vertical-pos="middle" style:vertical-rel="text"/>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009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min-label-width="0.635cm"/>
      </text:list-level-style-number>
      <text:list-level-style-number text:level="2" style:num-format="">
        <style:list-level-properties text:space-before="1.27cm" text:min-label-width="0.635cm"/>
      </text:list-level-style-number>
      <text:list-level-style-number text:level="3" style:num-format="">
        <style:list-level-properties text:space-before="1.905cm" text:min-label-width="0.635cm"/>
      </text:list-level-style-number>
      <text:list-level-style-number text:level="4" style:num-format="">
        <style:list-level-properties text:space-before="2.54cm" text:min-label-width="0.635cm"/>
      </text:list-level-style-number>
      <text:list-level-style-number text:level="5" style:num-format="">
        <style:list-level-properties text:space-before="3.175cm" text:min-label-width="0.635cm"/>
      </text:list-level-style-number>
      <text:list-level-style-number text:level="6" style:num-format="">
        <style:list-level-properties text:space-before="3.81cm" text:min-label-width="0.635cm"/>
      </text:list-level-style-number>
      <text:list-level-style-number text:level="7" style:num-format="">
        <style:list-level-properties text:space-before="4.445cm" text:min-label-width="0.635cm"/>
      </text:list-level-style-number>
      <text:list-level-style-number text:level="8" style:num-format="">
        <style:list-level-properties text:space-before="5.08cm" text:min-label-width="0.635cm"/>
      </text:list-level-style-number>
      <text:list-level-style-number text:level="9" style:num-format="">
        <style:list-level-properties text:space-before="5.715cm" text:min-label-width="0.635cm"/>
      </text:list-level-style-number>
      <text:list-level-style-number text:level="10" style:num-format="">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PC Foundation (c) 2011 One Laptop Per Child Association, Inc.</meta:initial-creator>
    <dc:date>2011-10-02T15:48:02.02</dc:date>
    <meta:creation-date>2011-09-12</meta:creation-date>
    <meta:generator>OpenOffice.org/3.2$Win32 OpenOffice.org_project/320m12$Build-9483</meta:generator>
    <meta:keyword/>
    <dc:subject/>
    <dc:title>OLPC Learning Strategy</dc:title>
    <meta:editing-duration>PT02H20M11S</meta:editing-duration>
    <meta:editing-cycles>10</meta:editing-cycles>
    <meta:printed-by>cecile wyler roulet</meta:printed-by>
    <meta:print-date>2011-09-21T17:31:55.53</meta:print-date>
    <dc:creator>cecile wyler roulet</dc:creator>
    <meta:document-statistic meta:table-count="0" meta:image-count="0" meta:object-count="0" meta:page-count="1" meta:paragraph-count="14" meta:word-count="426" meta:character-count="2833"/>
  </office:meta>
</office:document-meta>
</file>